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1.131cm"/>
    </style:style>
    <style:style style:name="ro2" style:family="table-row">
      <style:table-row-properties style:row-height="1.958cm"/>
    </style:style>
    <style:style style:name="ro3" style:family="table-row">
      <style:table-row-properties style:row-height="1.959cm"/>
    </style:style>
    <style:style style:name="ro4" style:family="table-row">
      <style:table-row-properties style:row-height="0.937cm"/>
    </style:style>
    <style:style style:name="ce1" style:family="table-cell">
      <loext:graphic-properties draw:textarea-vertical-align="middle"/>
    </style:style>
    <style:style style:name="P1" style:family="paragraph">
      <loext:graphic-properties draw:fill-color="#ffffff"/>
    </style:style>
    <style:style style:name="P2" style:family="paragraph">
      <style:paragraph-properties fo:margin-left="1.245cm" fo:margin-right="0cm" fo:text-indent="0cm"/>
    </style:style>
    <style:style style:name="P3" style:family="paragraph">
      <style:paragraph-properties fo:margin-top="0cm" fo:margin-bottom="1.778cm"/>
    </style:style>
    <style:style style:name="T1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hysical Design in ZLog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Storage Option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Byte Stream</text:p>
              </text:list-item>
              <text:list-item>
                <text:p>Key-Value Pair</text:p>
              </text:list-item>
              <text:list-item>
                <text:p><text:span text:style-name="T1">Extended Attributes</text:span></text:p>
              </text:list-item>
              <text:list-item>
                <text:p><text:span text:style-name="T1">Trivial Map</text:span></text:p>
              </text:list-item>
              <text:list-item>
                <text:p><text:span text:style-name="T1">Next Generation</text:span>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Mapping Option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Entry per Object</text:p>
              </text:list-item>
              <text:list-item>
                <text:p>Entries per Object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Physical Design Matrix</text:p>
          </draw:text-box>
        </draw:frame>
        <draw:frame draw:style-name="standard" draw:layer="layout" svg:width="25.198cm" svg:height="5.047cm" svg:x="1.4cm" svg:y="4.914cm" presentation:class="table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Storage \ Mapping</text:p>
              </table:table-cell>
              <table:table-cell>
                <text:p>Entry per Object (1-1)</text:p>
              </table:table-cell>
              <table:table-cell>
                <text:p>Entries per Object (N-1)</text:p>
              </table:table-cell>
            </table:table-row>
            <table:table-row table:style-name="ro2" table:default-cell-style-name="gray1">
              <table:table-cell table:style-name="ce1">
                <text:p>Byte Stream</text:p>
              </table:table-cell>
              <table:table-cell>
                <text:list text:style-name="L3">
                  <text:list-item>
                    <text:p>Entry Size</text:p>
                  </text:list-item>
                  <text:list-item>
                    <text:p text:style-name="P2">Fixed or Flexible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>Entry Size</text:p>
                  </text:list-item>
                  <text:list-item>
                    <text:p text:style-name="P2">Fixed</text:p>
                  </text:list-item>
                </text:list>
              </table:table-cell>
            </table:table-row>
            <table:table-row table:style-name="ro3" table:default-cell-style-name="gray1">
              <table:table-cell table:style-name="ce1">
                <text:p>Key-Value Pair</text:p>
              </table:table-cell>
              <table:table-cell>
                <text:list text:continue-numbering="true" text:style-name="L3">
                  <text:list-item>
                    <text:p>Entry Size</text:p>
                  </text:list-item>
                  <text:list-item>
                    <text:p text:style-name="P2">Fixed or Flexible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>Entry Size</text:p>
                  </text:list-item>
                  <text:list-item>
                    <text:p text:style-name="P2">Fixed or Flexible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N-1, Byte Stream Storage </text:p>
          </draw:text-box>
        </draw:frame>
        <draw:frame draw:style-name="standard" draw:layer="layout" svg:width="25.198cm" svg:height="5.048cm" svg:x="1.4cm" svg:y="4.914cm" presentation:class="table" presentation:user-transformed="true">
          <table:table table:template-name="default">
            <table:table-column table:style-name="co1"/>
            <table:table-column table:style-name="co1"/>
            <table:table-column table:style-name="co2"/>
            <table:table-row table:style-name="ro4" table:default-cell-style-name="gray1">
              <table:table-cell>
                <text:p text:style-name="P3">Interface \ Entry Size</text:p>
              </table:table-cell>
              <table:table-cell>
                <text:p>Fixed</text:p>
              </table:table-cell>
              <table:table-cell>
                <text:p>Flexible</text:p>
              </table:table-cell>
            </table:table-row>
            <table:table-row table:style-name="ro4" table:default-cell-style-name="gray1">
              <table:table-cell>
                <text:p>Write Location</text:p>
              </table:table-cell>
              <table:table-cell>
                <text:list text:style-name="L3">
                  <text:list-item>
                    <text:p>Index</text:p>
                  </text:list-item>
                  <text:list-item>
                    <text:p text:style-name="P2">Enforce Semantics</text:p>
                  </text:list-item>
                </text:list>
              </table:table-cell>
              <table:table-cell>
                <text:p>N/A</text:p>
              </table:table-cell>
            </table:table-row>
            <table:table-row table:style-name="ro4" table:default-cell-style-name="gray1">
              <table:table-cell>
                <text:p>Append</text:p>
              </table:table-cell>
              <table:table-cell>
                <text:list text:continue-numbering="true" text:style-name="L3">
                  <text:list-item>
                    <text:p>Index</text:p>
                  </text:list-item>
                  <text:list-item>
                    <text:p text:style-name="P2">Logical Address</text:p>
                  </text:list-item>
                  <text:list-item>
                    <text:p text:style-name="P2">Enforce Semantics</text:p>
                  </text:list-item>
                </text:list>
              </table:table-cell>
              <table:table-cell>
                <text:p>See left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3T20:01:37.453107000</meta:creation-date>
    <dc:date>2016-03-13T20:43:13.646472000</dc:date>
    <meta:editing-duration>PT17M33S</meta:editing-duration>
    <meta:editing-cycles>3</meta:editing-cycles>
    <meta:generator>LibreOffice/5.1.1.3$MacOSX_X86_64 LibreOffice_project/89f508ef3ecebd2cfb8e1def0f0ba9a803b88a6d</meta:generator>
    <meta:document-statistic meta:object-count="43"/>
  </office:meta>
</office:document-meta>
</file>